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B0B4372AFF27AE4BC7.png" manifest:media-type="image/png"/>
  <manifest:file-entry manifest:full-path="Pictures/100000000000027E000001DF50FA1FB66D596F62.jpg" manifest:media-type="image/jpeg"/>
  <manifest:file-entry manifest:full-path="Pictures/10000000000003C70000027D48B6672F9C7E73C0.jpg" manifest:media-type="image/jpeg"/>
  <manifest:file-entry manifest:full-path="Pictures/100000000000027E000001DF071B674667B1F19D.jpg" manifest:media-type="image/jpeg"/>
  <manifest:file-entry manifest:full-path="Pictures/100000000000036D0000019028029270F0D192C5.png" manifest:media-type="image/png"/>
  <manifest:file-entry manifest:full-path="Pictures/100002010000050000000320D647BC3FE425FC87.png" manifest:media-type="image/png"/>
  <manifest:file-entry manifest:full-path="Pictures/100000000000027E000001DFA9645A088F9493AC.jpg" manifest:media-type="image/jpeg"/>
  <manifest:file-entry manifest:full-path="Pictures/10000000000003DD000001E96C86B4AF8DFC48BD.jpg" manifest:media-type="image/jpeg"/>
  <manifest:file-entry manifest:full-path="Pictures/100000000000055600000300540149B68AEC8165.png" manifest:media-type="image/png"/>
  <manifest:file-entry manifest:full-path="Pictures/10000000000004220000031AC439DA9AC60F098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Figura1" text:anchor-type="paragraph" svg:width="17.59cm" svg:height="8.696cm" draw:z-index="0"><draw:image xlink:href="Pictures/10000000000003DD000001E96C86B4AF8DFC48B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<draw:frame draw:style-name="fr2" draw:name="Figura2" text:anchor-type="paragraph" svg:width="17.59cm" svg:height="10.993cm" draw:z-index="1"><draw:image xlink:href="Pictures/100002010000050000000320D647BC3FE425FC87.png" xlink:type="simple" xlink:show="embed" xlink:actuate="onLoad"/></draw:frame></text:p>
      <text:p text:style-name="Standard"/>
      <text:p text:style-name="Standard"/>
      <text:p text:style-name="P1"/>
      <text:p text:style-name="Standard"><draw:frame draw:style-name="fr3" draw:name="Figura11" text:anchor-type="paragraph" svg:x="0.242cm" svg:y="1.393cm" svg:width="17.59cm" svg:height="9.888cm" draw:z-index="10"><draw:image xlink:href="Pictures/100000000000055600000300540149B68AEC81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3" draw:name="Figura3" text:anchor-type="paragraph" svg:x="0cm" svg:y="0.469cm" svg:width="17.59cm" svg:height="13.199cm" draw:z-index="2"><draw:image xlink:href="Pictures/10000000000004220000031AC439DA9AC60F098C.jpg" xlink:type="simple" xlink:show="embed" xlink:actuate="onLoad"/></draw:frame></text:p>
      <text:p text:style-name="Standard"/>
      <text:p text:style-name="Standard"/>
      <text:p text:style-name="P1"/>
      <text:p text:style-name="Standard"><draw:frame draw:style-name="fr2" draw:name="Figura4" text:anchor-type="paragraph" svg:width="17.59cm" svg:height="8.022cm" draw:z-index="3"><draw:image xlink:href="Pictures/100000000000036D0000019028029270F0D192C5.png" xlink:type="simple" xlink:show="embed" xlink:actuate="onLoad"/></draw:frame></text:p>
      <text:p text:style-name="Standard"/>
      <text:p text:style-name="P1"/>
      <text:p text:style-name="Standard"/>
      <text:p text:style-name="Standard"><draw:frame draw:style-name="fr2" draw:name="Figura5" text:anchor-type="paragraph" svg:width="17.59cm" svg:height="11.585cm" draw:z-index="4"><draw:image xlink:href="Pictures/10000000000003C70000027D48B6672F9C7E73C0.jpg" xlink:type="simple" xlink:show="embed" xlink:actuate="onLoad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6" text:anchor-type="paragraph" svg:width="16.88cm" svg:height="12.674cm" draw:z-index="5"><draw:image xlink:href="Pictures/100000000000027E000001DFA9645A088F9493AC.jpg" xlink:type="simple" xlink:show="embed" xlink:actuate="onLoad"/></draw:frame>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3" draw:name="Figura7" text:anchor-type="paragraph" svg:x="0.355cm" svg:y="-0.157cm" svg:width="16.88cm" svg:height="12.674cm" draw:z-index="6"><draw:image xlink:href="Pictures/100000000000027E000001DF071B674667B1F19D.jpg" xlink:type="simple" xlink:show="embed" xlink:actuate="onLoad"/></draw:frame></text:p>
      <text:p text:style-name="Standard"/>
      <text:p text:style-name="P1"/>
      <text:p text:style-name="Standard"/>
      <text:p text:style-name="Standard"><draw:frame draw:style-name="fr4" draw:name="Figura8" text:anchor-type="paragraph" svg:width="16.88cm" svg:height="12.674cm" draw:z-index="7"><draw:image xlink:href="Pictures/100000000000027E000001DF50FA1FB66D596F62.jpg" xlink:type="simple" xlink:show="embed" xlink:actuate="onLoad"/></draw:frame></text:p>
      <text:p text:style-name="Standard"/>
      <text:p text:style-name="Standard"/>
      <text:p text:style-name="P1"/>
      <text:p text:style-name="Standard"><draw:frame draw:style-name="fr4" draw:name="Figura9" text:anchor-type="paragraph" svg:width="16.88cm" svg:height="12.674cm" draw:z-index="8"><draw:image xlink:href="Pictures/100000000000027E000001DF071B674667B1F19D.jpg" xlink:type="simple" xlink:show="embed" xlink:actuate="onLoad"/></draw:frame></text:p>
      <text:p text:style-name="Standard"/>
      <text:p text:style-name="Standard"/>
      <text:p text:style-name="P1"/>
      <text:p text:style-name="Standard"/>
      <text:p text:style-name="Standard"><draw:frame draw:style-name="fr4" draw:name="Figura10" text:anchor-type="paragraph" svg:width="16.912cm" svg:height="14.563cm" draw:z-index="9"><draw:image xlink:href="Pictures/100002010000031F000002B0B4372AFF27AE4BC7.png" xlink:type="simple" xlink:show="embed" xlink:actuate="onLoad"/></draw:frame></text:p>
      <text:p text:style-name="Standard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45:13.543213630</meta:creation-date>
    <dc:date>2018-02-28T18:18:11.243199593</dc:date>
    <meta:editing-duration>PT19M40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12" meta:paragraph-count="0" meta:word-count="0" meta:character-count="0" meta:non-whitespace-character-count="0"/>
  </office:meta>
</office:document-meta>
</file>